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188" officeooo:paragraph-rsid="0013f188"/>
    </style:style>
    <style:style style:name="P2" style:family="paragraph" style:parent-style-name="Standard">
      <style:text-properties officeooo:rsid="0013f188" officeooo:paragraph-rsid="001854aa"/>
    </style:style>
    <style:style style:name="P3" style:family="paragraph" style:parent-style-name="Standard">
      <style:text-properties officeooo:rsid="0013f188" officeooo:paragraph-rsid="001cce44"/>
    </style:style>
    <style:style style:name="P4" style:family="paragraph" style:parent-style-name="Standard">
      <style:text-properties officeooo:rsid="0013f188" officeooo:paragraph-rsid="001e18fe"/>
    </style:style>
    <style:style style:name="P5" style:family="paragraph" style:parent-style-name="Standard">
      <style:text-properties officeooo:rsid="0013f188" officeooo:paragraph-rsid="002208c0"/>
    </style:style>
    <style:style style:name="P6" style:family="paragraph" style:parent-style-name="Standard">
      <style:text-properties officeooo:rsid="0013f188" officeooo:paragraph-rsid="003078f8"/>
    </style:style>
    <style:style style:name="P7" style:family="paragraph" style:parent-style-name="Standard">
      <style:text-properties officeooo:rsid="0015560b" officeooo:paragraph-rsid="0015560b"/>
    </style:style>
    <style:style style:name="P8" style:family="paragraph" style:parent-style-name="Standard">
      <style:text-properties officeooo:paragraph-rsid="0013f188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e18fe" officeooo:paragraph-rsid="001e18fe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548aa" officeooo:paragraph-rsid="002548aa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officeooo:rsid="001854aa" officeooo:paragraph-rsid="001854aa"/>
    </style:style>
    <style:style style:name="P12" style:family="paragraph" style:parent-style-name="Standard">
      <style:text-properties style:text-underline-style="solid" style:text-underline-width="auto" style:text-underline-color="font-color" officeooo:rsid="001854aa" officeooo:paragraph-rsid="0013f188"/>
    </style:style>
    <style:style style:name="P13" style:family="paragraph" style:parent-style-name="Standard">
      <style:text-properties style:text-underline-style="solid" style:text-underline-width="auto" style:text-underline-color="font-color" officeooo:rsid="0016c756" officeooo:paragraph-rsid="0013f188"/>
    </style:style>
    <style:style style:name="P14" style:family="paragraph" style:parent-style-name="Standard">
      <style:text-properties style:text-underline-style="solid" style:text-underline-width="auto" style:text-underline-color="font-color" officeooo:rsid="0020c6c9" officeooo:paragraph-rsid="001e18fe"/>
    </style:style>
    <style:style style:name="P15" style:family="paragraph" style:parent-style-name="Standard">
      <style:text-properties style:text-underline-style="none" fo:font-weight="normal" officeooo:rsid="002548aa" officeooo:paragraph-rsid="002548aa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548aa" officeooo:paragraph-rsid="00356872" style:font-weight-asian="normal" style:font-weight-complex="normal"/>
    </style:style>
    <style:style style:name="P17" style:family="paragraph" style:parent-style-name="Standard">
      <style:text-properties fo:font-weight="normal" officeooo:rsid="0020c6c9" officeooo:paragraph-rsid="001e18fe" style:font-weight-asian="normal" style:font-weight-complex="normal"/>
    </style:style>
    <style:style style:name="T1" style:family="text">
      <style:text-properties officeooo:rsid="0013f1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fdb7" style:font-weight-asian="bold" style:font-weight-complex="bold"/>
    </style:style>
    <style:style style:name="T4" style:family="text">
      <style:text-properties fo:font-weight="bold" officeooo:rsid="003904aa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5ccf3"/>
    </style:style>
    <style:style style:name="T7" style:family="text">
      <style:text-properties style:text-underline-style="solid" style:text-underline-width="auto" style:text-underline-color="font-color" officeooo:rsid="0016c756"/>
    </style:style>
    <style:style style:name="T8" style:family="text">
      <style:text-properties style:text-underline-style="solid" style:text-underline-width="auto" style:text-underline-color="font-color" officeooo:rsid="001854aa"/>
    </style:style>
    <style:style style:name="T9" style:family="text">
      <style:text-properties style:text-underline-style="solid" style:text-underline-width="auto" style:text-underline-color="font-color" officeooo:rsid="001cce44"/>
    </style:style>
    <style:style style:name="T10" style:family="text">
      <style:text-properties style:text-underline-style="solid" style:text-underline-width="auto" style:text-underline-color="font-color" fo:font-weight="bold" officeooo:rsid="001e18fe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1fadba"/>
    </style:style>
    <style:style style:name="T12" style:family="text">
      <style:text-properties style:text-underline-style="solid" style:text-underline-width="auto" style:text-underline-color="font-color" officeooo:rsid="0020c6c9"/>
    </style:style>
    <style:style style:name="T13" style:family="text">
      <style:text-properties style:text-underline-style="solid" style:text-underline-width="auto" style:text-underline-color="font-color" officeooo:rsid="001efdb7"/>
    </style:style>
    <style:style style:name="T14" style:family="text">
      <style:text-properties style:text-underline-style="solid" style:text-underline-width="auto" style:text-underline-color="font-color" officeooo:rsid="0023ac41"/>
    </style:style>
    <style:style style:name="T15" style:family="text">
      <style:text-properties style:text-underline-style="solid" style:text-underline-width="auto" style:text-underline-color="font-color" officeooo:rsid="002fcfa9"/>
    </style:style>
    <style:style style:name="T16" style:family="text">
      <style:text-properties style:text-underline-style="solid" style:text-underline-width="auto" style:text-underline-color="font-color" officeooo:rsid="00330c89"/>
    </style:style>
    <style:style style:name="T17" style:family="text">
      <style:text-properties style:text-underline-style="solid" style:text-underline-width="auto" style:text-underline-color="font-color" officeooo:rsid="0033a4c5"/>
    </style:style>
    <style:style style:name="T18" style:family="text">
      <style:text-properties style:text-underline-style="solid" style:text-underline-width="auto" style:text-underline-color="font-color" fo:font-weight="normal" officeooo:rsid="0020c6c9" style:font-weight-asian="normal" style:font-weight-complex="normal"/>
    </style:style>
    <style:style style:name="T19" style:family="text">
      <style:text-properties officeooo:rsid="0015ccf3"/>
    </style:style>
    <style:style style:name="T20" style:family="text">
      <style:text-properties officeooo:rsid="001854aa"/>
    </style:style>
    <style:style style:name="T21" style:family="text">
      <style:text-properties officeooo:rsid="001b6965"/>
    </style:style>
    <style:style style:name="T22" style:family="text">
      <style:text-properties style:text-underline-style="none" officeooo:rsid="0016c756"/>
    </style:style>
    <style:style style:name="T23" style:family="text">
      <style:text-properties style:text-underline-style="none" officeooo:rsid="001854aa"/>
    </style:style>
    <style:style style:name="T24" style:family="text">
      <style:text-properties style:text-underline-style="none" officeooo:rsid="0023ac41"/>
    </style:style>
    <style:style style:name="T25" style:family="text">
      <style:text-properties style:text-underline-style="none" officeooo:rsid="003078f8"/>
    </style:style>
    <style:style style:name="T26" style:family="text">
      <style:text-properties officeooo:rsid="001efdb7"/>
    </style:style>
    <style:style style:name="T27" style:family="text">
      <style:text-properties officeooo:rsid="0020c6c9"/>
    </style:style>
    <style:style style:name="T28" style:family="text">
      <style:text-properties fo:font-weight="normal" officeooo:rsid="0020c6c9" style:font-weight-asian="normal" style:font-weight-complex="normal"/>
    </style:style>
    <style:style style:name="T29" style:family="text">
      <style:text-properties officeooo:rsid="00267938"/>
    </style:style>
    <style:style style:name="T30" style:family="text">
      <style:text-properties officeooo:rsid="00330c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0">NEW MACHINE AND/OR TOOL HEAD</text:span><text:span text:style-name="T1"> </text:span></text:p>
      <text:p text:style-name="P7"/>
      <text:p text:style-name="P1"><text:tab/><text:span text:style-name="T2">Stage #1</text:span>: General familiarity testing, <text:span text:style-name="T21">d</text:span>etermining the difference<text:span text:style-name="T30">s</text:span> between this new product <text:tab/>and older products (ex. how does the fan work differently, how does it move differently, how <text:tab/>does the nozzle act, etc.)</text:p>
      <text:p text:style-name="P1"><text:tab/><text:tab/>New Machine and Toolhead = <text:span text:style-name="T7">120 WORK HOURS (3 WEEKS)</text:span></text:p>
      <text:p text:style-name="P1"><text:span text:style-name="T22"><text:tab/><text:tab/></text:span><text:span text:style-name="T9">OR</text:span></text:p>
      <text:p text:style-name="P1"><text:tab/><text:tab/>New Toolhead Only = <text:span text:style-name="T7">80 WORK HOURS (</text:span><text:span text:style-name="T5">2 WEEKS</text:span><text:span text:style-name="T7">)</text:span></text:p>
      <text:p text:style-name="P13"/>
      <text:p text:style-name="P1"><text:tab/><text:span text:style-name="T2">Stage #2</text:span>: Start and End Gcode Edits, <text:span text:style-name="T19">CuraLE software testing (is machine or tool head added in <text:tab/>CuraLE?), firmware location testing, etc. </text:span></text:p>
      <text:p text:style-name="P8"><text:tab/><text:tab/><text:span text:style-name="T19">New Machine and Toolhead = </text:span><text:span text:style-name="T6">40 WORK HOURS (1 WEEK</text:span><text:span text:style-name="T8">)</text:span></text:p>
      <text:p text:style-name="P3"><text:span text:style-name="T22"><text:tab/><text:tab/></text:span><text:span text:style-name="T9">OR</text:span></text:p>
      <text:p text:style-name="P1"><text:tab/><text:tab/><text:span text:style-name="T19">New Toolhead Only = </text:span><text:span text:style-name="T6">40 WORK HOURS (1 WEEK</text:span><text:span text:style-name="T8">)</text:span></text:p>
      <text:p text:style-name="P12"/>
      <text:p text:style-name="P1"><text:tab/><text:span text:style-name="T2">Stage #3</text:span>: Profile<text:span text:style-name="T20"> Development PER MATERIAL</text:span></text:p>
      <text:p text:style-name="P2"><text:tab/><text:tab/><text:span text:style-name="T20">New Machine and Toolhead </text:span></text:p>
      <text:p text:style-name="P2"><text:span text:style-name="T20"><text:tab/><text:tab/><text:tab/>New Material = </text:span><text:span text:style-name="T8">200</text:span><text:span text:style-name="T14"> WORK HOURS (</text:span><text:span text:style-name="T15">5</text:span><text:span text:style-name="T14"> WEEKS)</text:span><text:span text:style-name="T24"> </text:span><text:span text:style-name="T25">(see MATERIAL TESTING)</text:span></text:p>
      <text:p text:style-name="P3"><text:span text:style-name="T22"><text:tab/><text:tab/><text:tab/></text:span><text:span text:style-name="T9">OR</text:span></text:p>
      <text:p text:style-name="P6"><text:tab/><text:tab/><text:tab/><text:span text:style-name="T20">Known Material = ~</text:span><text:span text:style-name="T8">120 WORK </text:span><text:span text:style-name="T16">HOURS</text:span><text:span text:style-name="T8"> (</text:span><text:span text:style-name="T15">3</text:span><text:span text:style-name="T8"> WEEKS)</text:span><text:span text:style-name="T24"> </text:span><text:span text:style-name="T25">(see MATERIAL <text:tab/><text:tab/><text:tab/><text:tab/><text:tab/>TESTING)</text:span></text:p>
      <text:p text:style-name="P2"><text:tab/><text:tab/><text:span text:style-name="T20">New Toolhead Only </text:span></text:p>
      <text:p text:style-name="P6"><text:span text:style-name="T20"><text:tab/><text:tab/><text:tab/>New Material = </text:span><text:span text:style-name="T8">200</text:span><text:span text:style-name="T14"> WORK HOURS (</text:span><text:span text:style-name="T15">5</text:span><text:span text:style-name="T14"> WEEKS)</text:span><text:span text:style-name="T24"> </text:span><text:span text:style-name="T25">(see MATERIAL TESTING)</text:span></text:p>
      <text:p text:style-name="P3"><text:span text:style-name="T23"><text:tab/></text:span><text:span text:style-name="T22"><text:tab/><text:tab/></text:span><text:span text:style-name="T9">OR</text:span></text:p>
      <text:p text:style-name="P6"><text:tab/><text:tab/><text:tab/><text:span text:style-name="T20">Known Material = ~</text:span><text:span text:style-name="T8">120 WORK </text:span><text:span text:style-name="T17">HOURS</text:span><text:span text:style-name="T8"> (</text:span><text:span text:style-name="T15">3</text:span><text:span text:style-name="T8"> WEEKS)</text:span><text:span text:style-name="T24"> </text:span><text:span text:style-name="T25">(see MATERIAL <text:tab/><text:tab/><text:tab/><text:tab/><text:tab/>TESTING)</text:span></text:p>
      <text:p text:style-name="P11"/>
      <text:p text:style-name="P9">MATERIAL TESTING</text:p>
      <text:p text:style-name="P9"/>
      <text:p text:style-name="P4"><text:tab/><text:span text:style-name="T3">Stage #1</text:span><text:span text:style-name="T26">: Safety Data Sheet Approval and Research of material</text:span></text:p>
      <text:p text:style-name="P4"><text:tab/><text:tab/><text:span text:style-name="T26">New Material = </text:span><text:span text:style-name="T13">40 WORK HOURS (1 WEEK)</text:span></text:p>
      <text:p text:style-name="P4"><text:tab/><text:tab/><text:span text:style-name="T11">OR</text:span></text:p>
      <text:p text:style-name="P4"><text:tab/><text:tab/><text:span text:style-name="T26">Known Material with mix edits = </text:span><text:span text:style-name="T13">40 WORK HOURS (1 WEEK) </text:span><text:span text:style-name="T28">*only if needed</text:span></text:p>
      <text:p text:style-name="P17"/>
      <text:p text:style-name="P4"><text:span text:style-name="T2"><text:tab/></text:span><text:span text:style-name="T3">Stage #2</text:span><text:span text:style-name="T26">: Assessment of physical properties, bubble check, moisture testing, etc.</text:span></text:p>
      <text:p text:style-name="P4"><text:tab/><text:tab/><text:span text:style-name="T28">New Material = </text:span><text:span text:style-name="T18">80 WORK HOURS (2 WEEKS)</text:span></text:p>
      <text:p text:style-name="P5"><text:tab/><text:tab/><text:span text:style-name="T11">OR</text:span></text:p>
      <text:p text:style-name="P4"><text:tab/><text:tab/><text:span text:style-name="T27">Known Material with mix edits = </text:span><text:span text:style-name="T12">80 WORK HOURS (2 WEEKS)</text:span></text:p>
      <text:p text:style-name="P14"/>
      <text:p text:style-name="P4"><text:tab/><text:span text:style-name="T3">Stage #3</text:span><text:span text:style-name="T26">: Profiles</text:span></text:p>
      <text:p text:style-name="P4"><text:tab/><text:tab/><text:span text:style-name="T27">New Material = </text:span><text:span text:style-name="T12">80 WORK HOURS (2 WEEKS) </text:span><text:span text:style-name="T27">*per machine/tool head</text:span></text:p>
      <text:p text:style-name="P5"><text:tab/><text:tab/><text:span text:style-name="T11">OR</text:span></text:p>
      <text:p text:style-name="P4"><text:tab/><text:tab/><text:span text:style-name="T27">Known Material = </text:span><text:span text:style-name="T12">40 WORK HOURS (1 WEEK) </text:span><text:span text:style-name="T27">*per machine/tool head</text:span></text:p>
      <text:p text:style-name="P4"/>
      <text:p text:style-name="P10">CURA LE EDIT/UPDATE TESTING</text:p>
      <text:p text:style-name="P10"/>
      <text:p text:style-name="P15"><text:tab/><text:span text:style-name="T2">Setting Addition</text:span>: 40 WORK HOURS (1 WEEK) *<text:span text:style-name="T29">per setting</text:span></text:p>
      <text:p text:style-name="P16"><text:tab/><text:span text:style-name="T2">Setting Functionality Edit</text:span>: 40 WORK HOURS (1 WEEK) *<text:span text:style-name="T29">per setting</text:span></text:p>
      <text:p text:style-name="P16"><text:tab/><text:span text:style-name="T2">Other </text:span><text:span text:style-name="T4">Significant </text:span><text:span text:style-name="T2">Cura LE Changes</text:span>: 40 WORK HOURS (1 WEEK) *<text:span text:style-name="T29">per chan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4:04:31.080900455</meta:creation-date>
    <dc:date>2019-05-31T14:46:21.208694008</dc:date>
    <meta:editing-duration>PT1H8M15S</meta:editing-duration>
    <meta:editing-cycles>35</meta:editing-cycles>
    <meta:generator>LibreOffice/5.2.7.2$Linux_X86_64 LibreOffice_project/20m0$Build-2</meta:generator>
    <meta:document-statistic meta:table-count="0" meta:image-count="0" meta:object-count="0" meta:page-count="1" meta:paragraph-count="35" meta:word-count="286" meta:character-count="1700" meta:non-whitespace-character-count="1371"/>
  </office:meta>
</office:document-meta>
</file>